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29cm" draw:marker-end-width="0.229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.669cm" svg:x="0.128cm" svg:y="4.998cm">
          <text:p text:style-name="P1"><text:span text:style-name="T1">SQLite Datenba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001cm" svg:height="1.669cm" svg:x="0.127cm" svg:y="3.397cm">
          <text:p text:style-name="P2"><text:span text:style-name="T2">SQLite 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3cm" svg:height="1.669cm" svg:x="0.131cm" svg:y="1.728cm">
          <text:p text:style-name="P2"><text:span text:style-name="T2">DA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8cm" svg:height="1.669cm" svg:x="4.064cm" svg:y="1.727cm">
          <text:p text:style-name="P2"><text:span text:style-name="T2">Content</text:span></text:p>
          <text:p text:style-name="P2"><text:span text:style-name="T2">Provi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3cm" svg:height="0.856cm" svg:x="0.127cm" svg:y="0.883cm">
          <text:p text:style-name="P2"><text:span text:style-name="T2">Cur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669cm" svg:x="4.064cm" svg:y="0.07cm">
          <text:p text:style-name="P2"><text:span text:style-name="T2">Cur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3cm" svg:height="0.856cm" svg:x="0.127cm" svg:y="0.07cm">
          <text:p text:style-name="P2"><text:span text:style-name="T2">Catego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55cm" fo:page-height="6.7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ederichs </meta:initial-creator>
    <meta:creation-date>2015-02-27T09:22:44</meta:creation-date>
    <dc:date>2015-02-27T09:50:14</dc:date>
    <dc:creator>diederichs </dc:creator>
    <meta:editing-duration>PT19M45S</meta:editing-duration>
    <meta:editing-cycles>7</meta:editing-cycles>
    <meta:generator>LibreOffice/3.5$Linux_X86_64 LibreOffice_project/350m1$Build-2</meta:generator>
    <meta:document-statistic meta:object-count="7"/>
  </office:meta>
</office:document-meta>
</file>